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73cm"/>
    </style:style>
    <style:style style:name="Table1.B" style:family="table-column">
      <style:table-column-properties style:column-width="4.256cm"/>
    </style:style>
    <style:style style:name="Table1.C" style:family="table-column">
      <style:table-column-properties style:column-width="5.719cm"/>
    </style:style>
    <style:style style:name="Table1.D" style:family="table-column">
      <style:table-column-properties style:column-width="4.15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Standard">
      <style:text-properties officeooo:rsid="0009f6f4" officeooo:paragraph-rsid="0009f6f4"/>
    </style:style>
    <style:style style:name="P3" style:family="paragraph" style:parent-style-name="Standard">
      <loext:graphic-properties draw:fill="solid" draw:fill-color="#000000" draw:opacity="100%"/>
      <style:paragraph-properties fo:background-color="#000000"/>
      <style:text-properties officeooo:rsid="0009f6f4" officeooo:paragraph-rsid="0009f6f4"/>
    </style:style>
    <style:style style:name="P4" style:family="paragraph" style:parent-style-name="Standard">
      <style:paragraph-properties fo:text-align="justify" style:justify-single-word="false"/>
      <style:text-properties officeooo:rsid="0009f6f4" officeooo:paragraph-rsid="0009f6f4"/>
    </style:style>
    <style:style style:name="P5" style:family="paragraph" style:parent-style-name="Standard">
      <style:paragraph-properties fo:text-align="justify" style:justify-single-word="false"/>
      <style:text-properties officeooo:rsid="0009f6f4" officeooo:paragraph-rsid="000c1e9a"/>
    </style:style>
    <style:style style:name="P6" style:family="paragraph" style:parent-style-name="Standard">
      <style:paragraph-properties fo:text-align="justify" style:justify-single-word="false"/>
      <style:text-properties officeooo:rsid="000c1e9a" officeooo:paragraph-rsid="000c1e9a"/>
    </style:style>
    <style:style style:name="P7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officeooo:rsid="000c1e9a" officeooo:paragraph-rsid="000c1e9a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rsid="0009f6f4" officeooo:paragraph-rsid="0009f6f4" style:font-size-asian="12pt" style:font-size-complex="12pt"/>
    </style:style>
    <style:style style:name="P9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style:font-name="Liberation Serif" fo:font-size="12pt" officeooo:rsid="0009f6f4" officeooo:paragraph-rsid="00123bb2" style:font-size-asian="12pt" style:font-size-complex="12pt"/>
    </style:style>
    <style:style style:name="P10" style:family="paragraph" style:parent-style-name="Heading_20_3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officeooo:rsid="0009f6f4" officeooo:paragraph-rsid="0009f6f4"/>
    </style:style>
    <style:style style:name="P11" style:family="paragraph" style:parent-style-name="Standard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officeooo:rsid="0009f6f4" officeooo:paragraph-rsid="0009f6f4"/>
    </style:style>
    <style:style style:name="P12" style:family="paragraph" style:parent-style-name="Standard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fo:font-size="12pt" officeooo:rsid="000c1e9a" officeooo:paragraph-rsid="000c1e9a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09f6f4" officeooo:paragraph-rsid="000c1e9a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09f6f4" officeooo:paragraph-rsid="0009f6f4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09f6f4" officeooo:paragraph-rsid="000d40a5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font-size="12pt" officeooo:rsid="0009f6f4" officeooo:paragraph-rsid="000d40a5" style:font-size-asian="12pt" style:font-size-complex="12pt"/>
    </style:style>
    <style:style style:name="P17" style:family="paragraph" style:parent-style-name="Standard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fo:font-size="12pt" officeooo:rsid="000d40a5" officeooo:paragraph-rsid="000d40a5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fo:font-weight="bold" officeooo:rsid="0009f6f4" officeooo:paragraph-rsid="000d40a5" style:font-size-asian="12pt" style:font-weight-asian="bold" style:font-size-complex="12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fo:font-size="12pt" officeooo:rsid="0009f6f4" officeooo:paragraph-rsid="000d40a5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1cb0a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rsid="0009f6f4" officeooo:paragraph-rsid="0011cb0a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09f6f4" officeooo:paragraph-rsid="0011cb0a" style:font-size-asian="12pt" style:font-size-complex="12pt"/>
    </style:style>
    <style:style style:name="P25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26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27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28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29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30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31" style:family="paragraph" style:parent-style-name="Preformatted_20_Text" style:list-style-name="L3">
      <style:paragraph-properties style:writing-mode="lr-tb"/>
    </style:style>
    <style:style style:name="P32" style:family="paragraph" style:parent-style-name="Preformatted_20_Text" style:list-style-name="L4">
      <style:paragraph-properties style:writing-mode="lr-tb"/>
    </style:style>
    <style:style style:name="P33" style:family="paragraph" style:parent-style-name="Preformatted_20_Text" style:list-style-name="L5">
      <style:paragraph-properties style:writing-mode="lr-tb"/>
    </style:style>
    <style:style style:name="P34" style:family="paragraph" style:parent-style-name="Preformatted_20_Text" style:list-style-name="L9">
      <style:paragraph-properties style:writing-mode="lr-tb"/>
    </style:style>
    <style:style style:name="P35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style:font-name="Liberation Serif" fo:font-size="12pt" officeooo:rsid="0009f6f4" officeooo:paragraph-rsid="001523ab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09f6f4" officeooo:paragraph-rsid="0009f6f4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officeooo:paragraph-rsid="001523ab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2pt" officeooo:rsid="0009f6f4" officeooo:paragraph-rsid="001523ab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officeooo:rsid="0009f6f4" officeooo:paragraph-rsid="001523ab" style:font-size-asian="12pt" style:font-size-complex="12pt"/>
    </style:style>
    <style:style style:name="P40" style:family="paragraph" style:parent-style-name="Text_20_body" style:list-style-name="L1"/>
    <style:style style:name="P41" style:family="paragraph" style:parent-style-name="Text_20_body" style:list-style-name="L2"/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54" style:family="paragraph" style:parent-style-name="Text_20_body" style:list-style-name="L1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55" style:family="paragraph" style:parent-style-name="Text_20_body" style:list-style-name="L1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56" style:family="paragraph" style:parent-style-name="Text_20_body" style:list-style-name="L16">
      <style:paragraph-properties fo:margin-top="0cm" fo:margin-bottom="0cm" style:contextual-spacing="false" fo:line-height="100%" fo:text-align="justify" style:justify-single-word="false"/>
    </style:style>
    <style:style style:name="P57" style:family="paragraph" style:parent-style-name="Text_20_body" style:list-style-name="L17">
      <style:paragraph-properties fo:margin-top="0cm" fo:margin-bottom="0cm" style:contextual-spacing="false" fo:line-height="100%" fo:text-align="justify" style:justify-single-word="false"/>
    </style:style>
    <style:style style:name="P5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erif" fo:font-size="12pt" officeooo:rsid="0009f6f4" officeooo:paragraph-rsid="001523ab" style:font-size-asian="12pt" style:font-size-complex="12pt"/>
    </style:style>
    <style:style style:name="P59" style:family="paragraph" style:parent-style-name="Text_20_body" style:list-style-name="L17">
      <style:paragraph-properties fo:margin-top="0cm" fo:margin-bottom="0cm" style:contextual-spacing="false" fo:line-height="100%" fo:text-align="justify" style:justify-single-word="false"/>
      <style:text-properties style:font-name="Liberation Serif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ffffff" loext:opacity="100%" style:font-name="Liberation Serif"/>
    </style:style>
    <style:style style:name="T4" style:family="text">
      <style:text-properties fo:color="#ffffff" loext:opacity="100%" officeooo:rsid="0013b435"/>
    </style:style>
    <style:style style:name="T5" style:family="text">
      <style:text-properties fo:color="#ffffff" loext:opacity="100%" officeooo:rsid="001523a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1523ab" style:font-size-asian="12pt" style:font-size-complex="12pt"/>
    </style:style>
    <style:style style:name="T9" style:family="text">
      <style:text-properties style:font-name="Liberation Serif" fo:font-size="12pt" officeooo:rsid="0009f6f4" style:font-size-asian="12pt" style:font-size-complex="12pt"/>
    </style:style>
    <style:style style:name="T10" style:family="text">
      <style:text-properties style:font-name="Liberation Serif" officeooo:rsid="001523ab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 que é o React?</text:h>
      <text:list xml:id="list313069663" text:style-name="L1">
        <text:list-item>
          <text:p text:style-name="P40"><text:span text:style-name="Strong_20_Emphasis">Biblioteca JavaScript</text:span> criada pelo Facebook (2013) para construir <text:span text:style-name="Strong_20_Emphasis">interfaces de usuário (UI)</text:span>.</text:p>
        </text:list-item>
        <text:list-item>
          <text:p text:style-name="P40">Baseado no conceito de <text:span text:style-name="Strong_20_Emphasis">componentes</text:span> → pequenos blocos de código que podem ser reutilizados e combinados.</text:p>
        </text:list-item>
        <text:list-item>
          <text:p text:style-name="P40">Usa o <text:span text:style-name="Strong_20_Emphasis">Virtual DOM</text:span> → uma cópia em memória do DOM real, que permite atualizar só o que mudou na tela (mais eficiente).</text:p>
        </text:list-item>
      </text:list>
      <text:p text:style-name="Horizontal_20_Line"/>
      <text:h text:style-name="Heading_20_2" text:outline-level="2">🔹 Principais características</text:h>
      <text:list xml:id="list868911016" text:style-name="L2">
        <text:list-item>
          <text:p text:style-name="P41"><text:span text:style-name="Strong_20_Emphasis">Componentização</text:span></text:p>
          <text:list>
            <text:list-item>
              <text:p text:style-name="P41">Tudo é um componente: botões, formulários, telas inteiras.</text:p>
            </text:list-item>
            <text:list-item>
              <text:p text:style-name="P41">Facilita <text:span text:style-name="Strong_20_Emphasis">reuso</text:span> e <text:span text:style-name="Strong_20_Emphasis">manutenção</text:span> do código.</text:p>
            </text:list-item>
          </text:list>
        </text:list-item>
        <text:list-item>
          <text:p text:style-name="P41"><text:span text:style-name="Strong_20_Emphasis">Declarativo</text:span></text:p>
          <text:list>
            <text:list-item>
              <text:p text:style-name="P41">Você descreve “o que” quer ver na tela, e não “como” atualizar passo a passo.</text:p>
            </text:list-item>
            <text:list-item>
              <text:p text:style-name="P41">Exemplo: em vez de manipular o DOM com <text:span text:style-name="Source_20_Text">document.querySelector(...)</text:span>, você escreve JSX (<text:span text:style-name="Source_20_Text">&lt;h1&gt;Olá&lt;/h1&gt;</text:span>) e o React se encarrega das mudanças.</text:p>
            </text:list-item>
          </text:list>
        </text:list-item>
        <text:list-item>
          <text:p text:style-name="P41"><text:span text:style-name="Strong_20_Emphasis">JSX (JavaScript + XML)</text:span></text:p>
          <text:list>
            <text:list-item>
              <text:p text:style-name="P41">Sintaxe que mistura HTML com JS.</text:p>
            </text:list-item>
            <text:list-item>
              <text:p text:style-name="P41">Exemplo:</text:p>
              <text:p text:style-name="P25"><text:span text:style-name="Source_20_Text">const App = () =&gt; &lt;h1&gt;Olá React!&lt;/h1&gt;;</text:span></text:p>
            </text:list-item>
          </text:list>
        </text:list-item>
        <text:list-item>
          <text:p text:style-name="P41"><text:span text:style-name="Strong_20_Emphasis">Unidirecional (one-way data binding)</text:span></text:p>
          <text:list>
            <text:list-item>
              <text:p text:style-name="P41">O fluxo de dados vai <text:span text:style-name="Strong_20_Emphasis">de cima para baixo</text:span> (pai → filho).</text:p>
            </text:list-item>
            <text:list-item>
              <text:p text:style-name="P41">Dá previsibilidade e facilita o debug.</text:p>
            </text:list-item>
          </text:list>
        </text:list-item>
      </text:list>
      <text:p text:style-name="Horizontal_20_Line"/>
      <text:h text:style-name="Heading_20_2" text:outline-level="2">🔹 Diferenças para outros frameworks J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2408758760656"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Table_20_Heading"><text:span text:style-name="Strong_20_Emphasis">React</text:span></text:p>
            </table:table-cell>
            <table:table-cell table:style-name="Table1.A1" office:value-type="string">
              <text:p text:style-name="Table_20_Heading"><text:span text:style-name="Strong_20_Emphasis">Angular</text:span></text:p>
            </table:table-cell>
            <table:table-cell table:style-name="Table1.A1" office:value-type="string">
              <text:p text:style-name="Table_20_Heading"><text:span text:style-name="Strong_20_Emphasis">Vue</text:span></text:p>
            </table:table-cell>
          </table:table-row>
        </table:table-header-rows>
        <table:table-row table:style-name="TableLine2408758747600">
          <table:table-cell table:style-name="Table1.A1" office:value-type="string">
            <text:p text:style-name="Table_20_Contents">Tipo</text:p>
          </table:table-cell>
          <table:table-cell table:style-name="Table1.A1" office:value-type="string">
            <text:p text:style-name="Table_20_Contents">Biblioteca focada em UI</text:p>
          </table:table-cell>
          <table:table-cell table:style-name="Table1.A1" office:value-type="string">
            <text:p text:style-name="Table_20_Contents">Framework completo</text:p>
          </table:table-cell>
          <table:table-cell table:style-name="Table1.A1" office:value-type="string">
            <text:p text:style-name="Table_20_Contents">Framework progressivo</text:p>
          </table:table-cell>
        </table:table-row>
        <table:table-row table:style-name="TableLine2408758756304">
          <table:table-cell table:style-name="Table1.A1" office:value-type="string">
            <text:p text:style-name="Table_20_Contents">Linguagem extra</text:p>
          </table:table-cell>
          <table:table-cell table:style-name="Table1.A1" office:value-type="string">
            <text:p text:style-name="Table_20_Contents">JSX (JS + HTML)</text:p>
          </table:table-cell>
          <table:table-cell table:style-name="Table1.A1" office:value-type="string">
            <text:p text:style-name="Table_20_Contents">TypeScript por padrão</text:p>
          </table:table-cell>
          <table:table-cell table:style-name="Table1.A1" office:value-type="string">
            <text:p text:style-name="Table_20_Contents">Templates (HTML + diretivas)</text:p>
          </table:table-cell>
        </table:table-row>
        <table:table-row table:style-name="TableLine2408758751136">
          <table:table-cell table:style-name="Table1.A1" office:value-type="string">
            <text:p text:style-name="Table_20_Contents">Estrutura</text:p>
          </table:table-cell>
          <table:table-cell table:style-name="Table1.A1" office:value-type="string">
            <text:p text:style-name="Table_20_Contents">Flexível, você escolhe libs extras (router, state, etc.)</text:p>
          </table:table-cell>
          <table:table-cell table:style-name="Table1.A1" office:value-type="string">
            <text:p text:style-name="Table_20_Contents">Opinionado, tudo vem pronto (roteamento, injeção de dependência, etc.)</text:p>
          </table:table-cell>
          <table:table-cell table:style-name="Table1.A1" office:value-type="string">
            <text:p text:style-name="Table_20_Contents">Meio-termo: simples mas tem ecosistema</text:p>
          </table:table-cell>
        </table:table-row>
        <table:table-row table:style-name="TableLine2408758757392">
          <table:table-cell table:style-name="Table1.A1" office:value-type="string">
            <text:p text:style-name="Table_20_Contents">Performance</text:p>
          </table:table-cell>
          <table:table-cell table:style-name="Table1.A1" office:value-type="string">
            <text:p text:style-name="Table_20_Contents">Virtual DOM eficiente</text:p>
          </table:table-cell>
          <table:table-cell table:style-name="Table1.A1" office:value-type="string">
            <text:p text:style-name="Table_20_Contents">Change detection, pode ser mais <text:soft-page-break/>pesado</text:p>
          </table:table-cell>
          <table:table-cell table:style-name="Table1.A1" office:value-type="string">
            <text:p text:style-name="Table_20_Contents">Virtual DOM <text:soft-page-break/>otimizado</text:p>
          </table:table-cell>
        </table:table-row>
        <table:table-row table:style-name="TableLine2408758760928">
          <table:table-cell table:style-name="Table1.A1" office:value-type="string">
            <text:p text:style-name="Table_20_Contents">Curva de aprendizado</text:p>
          </table:table-cell>
          <table:table-cell table:style-name="Table1.A1" office:value-type="string">
            <text:p text:style-name="Table_20_Contents">Média (precisa aprender JSX + hooks)</text:p>
          </table:table-cell>
          <table:table-cell table:style-name="Table1.A1" office:value-type="string">
            <text:p text:style-name="Table_20_Contents">Alta (muitas features integradas)</text:p>
          </table:table-cell>
          <table:table-cell table:style-name="Table1.A1" office:value-type="string">
            <text:p text:style-name="Table_20_Contents">Baixa (mais próximo de HTML+JS normal)</text:p>
          </table:table-cell>
        </table:table-row>
      </table:table>
      <text:p text:style-name="Horizontal_20_Line"/>
      <text:h text:style-name="Heading_20_2" text:outline-level="2">🔹 Onde o React brilha</text:h>
      <text:p text:style-name="Text_20_body">✅ Aplicações grandes que crescem com o tempo.<text:line-break/>✅ Equipes grandes (componentização ajuda muito).<text:line-break/>✅ Ecossistema gigantesco: bibliotecas como React Router, Redux, Next.js.</text:p>
      <text:p text:style-name="Horizontal_20_Line"/>
      <text:p text:style-name="Text_20_body">👉 Em resumo: React é <text:span text:style-name="Strong_20_Emphasis">flexível</text:span> e foca só na parte da UI. Se você quiser algo mais “fechado”, tipo tudo pronto no mesmo pacote, frameworks como Angular seriam o caminho. Mas hoje, o mercado <text:span text:style-name="Strong_20_Emphasis">pede muito mais React</text:span> do que qualquer outro.</text:p>
      <text:p text:style-name="Standard"/>
      <text:h text:style-name="Heading_20_1" text:outline-level="1">Roteiro de Estudos React (iniciante → intermediário)</text:h>
      <text:h text:style-name="Heading_20_2" text:outline-level="2">🔹 1. Fundamentos (base sólida)</text:h>
      <text:list xml:id="list1511264489" text:style-name="L3">
        <text:list-item>
          <text:p text:style-name="P42">O que é React e por que usar.</text:p>
        </text:list-item>
        <text:list-item>
          <text:p text:style-name="P42">Como criar um projeto (com <text:span text:style-name="Strong_20_Emphasis">Vite</text:span> ou <text:span text:style-name="Strong_20_Emphasis">Create React App</text:span>).</text:p>
        </text:list-item>
        <text:list-item>
          <text:p text:style-name="P42">Entender o <text:span text:style-name="Strong_20_Emphasis">JSX</text:span> (parece HTML, mas é JS!).</text:p>
        </text:list-item>
        <text:list-item>
          <text:p text:style-name="P42">Criar o primeiro componente:</text:p>
          <text:p text:style-name="P31"><text:span text:style-name="Source_20_Text">function App() {</text:span></text:p>
          <text:p text:style-name="P31"><text:span text:style-name="Source_20_Text"><text:s text:c="2"/>return &lt;h1&gt;Olá, React!&lt;/h1&gt;;</text:span></text:p>
          <text:p text:style-name="P31"><text:span text:style-name="Source_20_Text">}</text:span></text:p>
          <text:p text:style-name="P26"><text:span text:style-name="Source_20_Text">export default App;</text:span></text:p>
        </text:list-item>
      </text:list>
      <text:p text:style-name="Horizontal_20_Line"/>
      <text:h text:style-name="Heading_20_2" text:outline-level="2">🔹 2. Componentes e Props</text:h>
      <text:list xml:id="list199935688" text:style-name="L4">
        <text:list-item>
          <text:p text:style-name="P43"><text:span text:style-name="Strong_20_Emphasis">Componentes funcionais</text:span> (padrão atual).</text:p>
        </text:list-item>
        <text:list-item>
          <text:p text:style-name="P43">Passagem de informações via <text:span text:style-name="Strong_20_Emphasis">props</text:span> (parâmetros do componente).</text:p>
          <text:p text:style-name="P32"><text:span text:style-name="Source_20_Text">function Saudacao({ nome }) {</text:span></text:p>
          <text:p text:style-name="P32"><text:span text:style-name="Source_20_Text"><text:s text:c="2"/>return &lt;h1&gt;Olá, {nome}!&lt;/h1&gt;;</text:span></text:p>
          <text:p text:style-name="P27"><text:span text:style-name="Source_20_Text">}</text:span></text:p>
        </text:list-item>
        <text:list-item>
          <text:p text:style-name="P43">Composição: um componente dentro de outro.</text:p>
        </text:list-item>
      </text:list>
      <text:p text:style-name="Horizontal_20_Line"/>
      <text:h text:style-name="Heading_20_2" text:outline-level="2"><text:soft-page-break/>🔹 3. Estado (State)</text:h>
      <text:list xml:id="list3001459966" text:style-name="L5">
        <text:list-item>
          <text:p text:style-name="P44">Uso do <text:span text:style-name="Strong_20_Emphasis">useState</text:span> para controlar dados dinâmicos.</text:p>
          <text:p text:style-name="P33"><text:span text:style-name="Source_20_Text">import { useState } from "react";</text:span></text:p>
          <text:p text:style-name="P33"/>
          <text:p text:style-name="P33"><text:span text:style-name="Source_20_Text">function Contador() {</text:span></text:p>
          <text:p text:style-name="P33"><text:span text:style-name="Source_20_Text"><text:s text:c="2"/>const [count, setCount] = useState(0);</text:span></text:p>
          <text:p text:style-name="P33"><text:span text:style-name="Source_20_Text"><text:s text:c="2"/>return (</text:span></text:p>
          <text:p text:style-name="P33"><text:span text:style-name="Source_20_Text"><text:s text:c="4"/>&lt;div&gt;</text:span></text:p>
          <text:p text:style-name="P33"><text:span text:style-name="Source_20_Text"><text:s text:c="6"/>&lt;p&gt;Você clicou {count} vezes&lt;/p&gt;</text:span></text:p>
          <text:p text:style-name="P33"><text:span text:style-name="Source_20_Text"><text:s text:c="6"/>&lt;button onClick={() =&gt; setCount(count + 1)}&gt;+&lt;/button&gt;</text:span></text:p>
          <text:p text:style-name="P33"><text:span text:style-name="Source_20_Text"><text:s text:c="4"/>&lt;/div&gt;</text:span></text:p>
          <text:p text:style-name="P33"><text:span text:style-name="Source_20_Text"><text:s text:c="2"/>);</text:span></text:p>
          <text:p text:style-name="P28"><text:span text:style-name="Source_20_Text">}</text:span></text:p>
        </text:list-item>
      </text:list>
      <text:p text:style-name="Horizontal_20_Line"/>
      <text:h text:style-name="Heading_20_2" text:outline-level="2">🔹 4. Eventos</text:h>
      <text:list xml:id="list1260147586" text:style-name="L6">
        <text:list-item>
          <text:p text:style-name="P45"><text:span text:style-name="Source_20_Text">onClick</text:span>, <text:span text:style-name="Source_20_Text">onChange</text:span>, <text:span text:style-name="Source_20_Text">onSubmit</text:span> etc.</text:p>
        </text:list-item>
        <text:list-item>
          <text:p text:style-name="P45">Manipulação de formulários.</text:p>
        </text:list-item>
      </text:list>
      <text:p text:style-name="Horizontal_20_Line"/>
      <text:h text:style-name="Heading_20_2" text:outline-level="2">🔹 5. Renderização Condicional</text:h>
      <text:list xml:id="list2108556568" text:style-name="L7">
        <text:list-item>
          <text:p text:style-name="P46">Mostrar coisas diferentes conforme condição:</text:p>
          <text:p text:style-name="P29"><text:span text:style-name="Source_20_Text">{logado ? &lt;p&gt;Bem-vindo!&lt;/p&gt; : &lt;p&gt;Faça login&lt;/p&gt;}</text:span></text:p>
        </text:list-item>
      </text:list>
      <text:p text:style-name="Horizontal_20_Line"/>
      <text:h text:style-name="Heading_20_2" text:outline-level="2">🔹 6. Listas e Keys</text:h>
      <text:list xml:id="list1752620914" text:style-name="L8">
        <text:list-item>
          <text:p text:style-name="P47">Renderizar listas com <text:span text:style-name="Source_20_Text">.map()</text:span>.</text:p>
        </text:list-item>
        <text:list-item>
          <text:p text:style-name="P47">Importância da prop <text:span text:style-name="Source_20_Text">key</text:span>.</text:p>
        </text:list-item>
      </text:list>
      <text:p text:style-name="Horizontal_20_Line"/>
      <text:h text:style-name="Heading_20_2" text:outline-level="2">🔹 7. useEffect (efeitos colaterais)</text:h>
      <text:list xml:id="list2351195912" text:style-name="L9">
        <text:list-item>
          <text:p text:style-name="P48">Executar código quando o componente monta ou atualiza.</text:p>
        </text:list-item>
        <text:list-item>
          <text:p text:style-name="P48">Buscar dados de uma API:</text:p>
          <text:p text:style-name="P34"><text:span text:style-name="Source_20_Text">import { useEffect, useState } from "react";</text:span></text:p>
          <text:p text:style-name="P34"/>
          <text:p text:style-name="P34"><text:span text:style-name="Source_20_Text">function Usuarios() {</text:span></text:p>
          <text:p text:style-name="P34"><text:span text:style-name="Source_20_Text"><text:s text:c="2"/>const [users, setUsers] = useState([]);</text:span></text:p>
          <text:p text:style-name="P34"/>
          <text:p text:style-name="P34"><text:span text:style-name="Source_20_Text"><text:s text:c="2"/>useEffect(() =&gt; {</text:span></text:p>
          <text:p text:style-name="P34"><text:span text:style-name="Source_20_Text"><text:s text:c="4"/>fetch("https://jsonplaceholder.typicode.com/users")</text:span></text:p>
          <text:p text:style-name="P34"><text:span text:style-name="Source_20_Text"><text:s text:c="6"/>.then(res =&gt; res.json())</text:span></text:p>
          <text:p text:style-name="P34"><text:span text:style-name="Source_20_Text"><text:s text:c="6"/>.then(data =&gt; setUsers(data));</text:span></text:p>
          <text:p text:style-name="P34"><text:span text:style-name="Source_20_Text"><text:s text:c="2"/>}, []);</text:span></text:p>
          <text:p text:style-name="P34"><text:soft-page-break/></text:p>
          <text:p text:style-name="P34"><text:span text:style-name="Source_20_Text"><text:s text:c="2"/>return (</text:span></text:p>
          <text:p text:style-name="P34"><text:span text:style-name="Source_20_Text"><text:s text:c="4"/>&lt;ul&gt;</text:span></text:p>
          <text:p text:style-name="P34"><text:span text:style-name="Source_20_Text"><text:s text:c="6"/>{users.map(u =&gt; &lt;li key={u.id}&gt;{u.name}&lt;/li&gt;)}</text:span></text:p>
          <text:p text:style-name="P34"><text:span text:style-name="Source_20_Text"><text:s text:c="4"/>&lt;/ul&gt;</text:span></text:p>
          <text:p text:style-name="P34"><text:span text:style-name="Source_20_Text"><text:s text:c="2"/>);</text:span></text:p>
          <text:p text:style-name="P30"><text:span text:style-name="Source_20_Text">}</text:span></text:p>
        </text:list-item>
      </text:list>
      <text:p text:style-name="Horizontal_20_Line"/>
      <text:h text:style-name="Heading_20_2" text:outline-level="2">🔹 8. Estilização</text:h>
      <text:list xml:id="list629992054" text:style-name="L10">
        <text:list-item>
          <text:p text:style-name="P49">CSS simples, CSS Modules, ou Tailwind.</text:p>
        </text:list-item>
        <text:list-item>
          <text:p text:style-name="P49">Diferença entre <text:span text:style-name="Strong_20_Emphasis">className</text:span> e <text:span text:style-name="Source_20_Text">class</text:span>.</text:p>
        </text:list-item>
      </text:list>
      <text:p text:style-name="Horizontal_20_Line"/>
      <text:h text:style-name="Heading_20_2" text:outline-level="2">🔹 9. Roteamento</text:h>
      <text:list xml:id="list218693794" text:style-name="L11">
        <text:list-item>
          <text:p text:style-name="P50">Usar <text:span text:style-name="Strong_20_Emphasis">React Router</text:span> pra navegar entre páginas.</text:p>
        </text:list-item>
        <text:list-item>
          <text:p text:style-name="P50">Criar rotas <text:span text:style-name="Source_20_Text">/home</text:span>, <text:span text:style-name="Source_20_Text">/sobre</text:span>, <text:span text:style-name="Source_20_Text">/contato</text:span>.</text:p>
        </text:list-item>
      </text:list>
      <text:p text:style-name="Horizontal_20_Line"/>
      <text:h text:style-name="Heading_20_2" text:outline-level="2">🔹 10. Estado Global (quando crescer)</text:h>
      <text:list xml:id="list3349591187" text:style-name="L12">
        <text:list-item>
          <text:p text:style-name="P51">Introdução a <text:span text:style-name="Strong_20_Emphasis">Context API</text:span>.</text:p>
        </text:list-item>
        <text:list-item>
          <text:p text:style-name="P51">(Mais avançado: Redux, Zustand, etc. → só quando precisar).</text:p>
        </text:list-item>
      </text:list>
      <text:p text:style-name="Horizontal_20_Line"/>
      <text:h text:style-name="Heading_20_1" text:outline-level="1">🎯 Dicas</text:h>
      <text:list xml:id="list1957577981" text:style-name="L13">
        <text:list-item>
          <text:p text:style-name="P52">Não tente aprender tudo de uma vez → foque em <text:span text:style-name="Strong_20_Emphasis">componentes, props e estado</text:span> primeiro.</text:p>
        </text:list-item>
        <text:list-item>
          <text:p text:style-name="P52">Treine sempre com mini-projetos:</text:p>
          <text:list>
            <text:list-item>
              <text:p text:style-name="P52">To-do list</text:p>
            </text:list-item>
            <text:list-item>
              <text:p text:style-name="P52">Contador</text:p>
            </text:list-item>
            <text:list-item>
              <text:p text:style-name="P52">Formulário de login fake</text:p>
            </text:list-item>
            <text:list-item>
              <text:p text:style-name="P52">Listagem de produtos</text:p>
            </text:list-item>
          </text:list>
        </text:list-item>
      </text:list>
      <text:p text:style-name="Horizontal_20_Line"/>
      <text:p text:style-name="Text_20_body">👉 Sugestão: depois que fizer o básico, podemos montar juntos um <text:span text:style-name="Strong_20_Emphasis">mini-projeto em React</text:span> (tipo uma lista de alunos, já que você tá mexendo com APIs no Node). Assim conecta <text:span text:style-name="Strong_20_Emphasis">backend (Node)</text:span> com <text:span text:style-name="Strong_20_Emphasis">frontend (React)</text:span>.</text:p>
      <text:p text:style-name="Standard"/>
      <text:p text:style-name="Standard"/>
      <text:p text:style-name="Standard"/>
      <text:p text:style-name="P3"><text:soft-page-break/>styled-components</text:p>
      <text:p text:style-name="P2"/>
      <text:p text:style-name="P4">É uma biblioteca de CSS-in-JS (CSS escrito dentro do JavaScript/TypeScript).<text:line-break/><text:line-break/>Permite criar componentes React já com estilo embutido.<text:line-break/><text:line-break/>Evita problemas de escopo global de CSS (ex.: estilos de um botão “vazando” para outro).<text:line-break/><text:line-break/>Facilita dinamismo no CSS, como estilos condicionais baseados em props.<text:line-break/><text:line-break/>📌 Documentação oficial: <text:a xlink:type="simple" xlink:href="https://styled-components.com/" text:style-name="Internet_20_link" text:visited-style-name="Visited_20_Internet_20_Link">https://styled-components.com</text:a></text:p>
      <text:p text:style-name="P4"/>
      <text:p text:style-name="P7">react-toastify</text:p>
      <text:p text:style-name="P6">Mostrar notificações no React (alertas de sucesso, erro, etc.) de forma elegante e fácil.</text:p>
      <text:p text:style-name="P5"/>
      <text:p text:style-name="P12">axios</text:p>
      <text:p text:style-name="P13">O Axios é uma biblioteca muito usada em React (e Node.js) para fazer requisições HTTP — como GET, POST, PUT, DELETE — de forma simples e elegante.</text:p>
      <text:p text:style-name="P14"/>
      <text:p text:style-name="P17">Redux</text:p>
      <text:p text:style-name="P15">Redux é uma biblioteca de gerenciamento de estado para aplicações JavaScript, muito usada com React. Ele ajuda a controlar os dados da aplicação de forma previsível e centralizada, evitando que o estado fique espalhado entre vários componentes.</text:p>
      <text:p text:style-name="P15">O estado de uma aplicação é basicamente os dados que mudam com o tempo e que determinam como a interface deve aparecer.</text:p>
      <text:p text:style-name="P18">Exemplos de estado:</text:p>
      <text:p text:style-name="P19">O conteúdo de um campo de formulário (input)</text:p>
      <text:p text:style-name="P16">Se um modal está aberto ou fechado (true / false)</text:p>
      <text:p text:style-name="P16">A lista de produtos do carrinho de compras</text:p>
      <text:p text:style-name="P16">Informações do usuário logado</text:p>
      <text:p text:style-name="P15">“Gerenciar estado” significa controlar esses dados de forma organizada, garantindo que:</text:p>
      <text:p text:style-name="P15">Quando o estado muda, a interface se atualiza corretamente.</text:p>
      <text:p text:style-name="P15">Todos os componentes que precisam desses dados recebem a versão correta.</text:p>
      <text:p text:style-name="P15">Evita inconsistências (por exemplo, mostrar informações antigas ou diferentes em lugares diferentes).</text:p>
      <text:p text:style-name="P15"/>
      <text:h text:style-name="P10" text:outline-level="3"><text:span text:style-name="Strong_20_Emphasis"><text:span text:style-name="T2">Quando usar Redux</text:span></text:span></text:h>
      <text:p text:style-name="P20"><text:span text:style-name="T6">Se o estado precisa ser compartilhado entre muitos componentes, gerenciar só com </text:span><text:span text:style-name="Source_20_Text"><text:span text:style-name="T6">useState</text:span></text:span><text:span text:style-name="T6"> fica complicado.</text:span></text:p>
      <text:p text:style-name="P23">Exemplo:</text:p>
      <text:list xml:id="list2016547471" text:style-name="L14">
        <text:list-item>
          <text:p text:style-name="P53">O usuário faz login em um componente</text:p>
        </text:list-item>
        <text:list-item>
          <text:p text:style-name="P53">Outro componente precisa mostrar o nome do usuário no header</text:p>
        </text:list-item>
        <text:list-item>
          <text:p text:style-name="P53">Outro precisa decidir se pode acessar uma rota</text:p>
        </text:list-item>
      </text:list>
      <text:p text:style-name="P21"><text:span text:style-name="T6">Nesse caso, o estado do usuário é global, e é aí que o </text:span><text:span text:style-name="Strong_20_Emphasis"><text:span text:style-name="T6">Redux</text:span></text:span><text:span text:style-name="T6"> entra, permitindo que todos os componentes acessem e modifiquem o estado de forma organizada.</text:span></text:p>
      <text:p text:style-name="P14"/>
      <text:p text:style-name="P11"><text:span text:style-name="T2">O que </text:span><text:span text:style-name="Source_20_Text"><text:span text:style-name="T2">e.preventDefault()</text:span></text:span><text:span text:style-name="T2"> faz: </text:span></text:p>
      <text:p text:style-name="P22"><text:span text:style-name="T6">Quando o botão é clicado, o </text:span><text:span text:style-name="Strong_20_Emphasis"><text:span text:style-name="T6">comportamento padrão</text:span></text:span><text:span text:style-name="T6"> do navegador é </text:span><text:span text:style-name="Strong_20_Emphasis"><text:span text:style-name="T6">submeter o formulário</text:span></text:span><text:span text:style-name="T6"> (fazer um “refresh” da página).</text:span></text:p>
      <text:p text:style-name="P24">Isso é o que o HTML faz por padrão desde antes do React existir.</text:p>
      <text:p text:style-name="P20"><text:span text:style-name="T6">Então, se você </text:span><text:span text:style-name="Strong_20_Emphasis"><text:span text:style-name="T6">não</text:span></text:span><text:span text:style-name="T6"> colocar </text:span><text:span text:style-name="Source_20_Text"><text:span text:style-name="T6">e.preventDefault()</text:span></text:span><text:span text:style-name="T6">, o navegador:</text:span></text:p>
      <text:list xml:id="list1960842325" text:style-name="L15">
        <text:list-item>
          <text:p text:style-name="P54">vai recarregar a página,</text:p>
        </text:list-item>
        <text:list-item>
          <text:p text:style-name="P54"><text:soft-page-break/>vai perder o estado atual do React,</text:p>
        </text:list-item>
        <text:list-item>
          <text:p text:style-name="P55"><text:span text:style-name="T6">e seu </text:span><text:span text:style-name="Source_20_Text"><text:span text:style-name="T6">dispatch()</text:span></text:span><text:span text:style-name="T6"> nem vai ter tempo de ser executado direito.</text:span></text:p>
        </text:list-item>
      </text:list>
      <text:p text:style-name="P8"/>
      <text:p text:style-name="P9"><text:span text:style-name="T1">Redux Toolkit </text:span><text:span text:style-name="T4">(RTK)</text:span><text:span text:style-name="T1"> usa </text:span><text:span text:style-name="Source_20_Text"><text:span text:style-name="T3">extraReducers</text:span></text:span></text:p>
      <text:p text:style-name="P4"><text:span text:style-name="T7">O Redux Toolkit usa </text:span><text:span text:style-name="Source_20_Text"><text:span text:style-name="T7">extraReducers</text:span></text:span><text:span text:style-name="T7"> para lidar com </text:span><text:span text:style-name="Strong_20_Emphasis"><text:span text:style-name="T7">ações externas</text:span></text:span><text:span text:style-name="T7"> (aquelas que não são criadas dentro do próprio slice).</text:span></text:p>
      <text:p text:style-name="P36"/>
      <text:p text:style-name="P35"><text:span text:style-name="T1">Redux </text:span><text:span text:style-name="T5">Persist</text:span></text:p>
      <text:p text:style-name="P37"><text:span text:style-name="T9">O Redux </text:span><text:span text:style-name="T8">Persist</text:span><text:span text:style-name="T9"> </text:span><text:span text:style-name="T8">ter por finalidade persistir o estado da store no localStorage ou sessionStorage, de forma que mesmo após atualizar ou fechar o browser, certas informações do estado global sejam mantidas. combinando com o que você já fez:</text:span></text:p>
      <text:list xml:id="list4109566699" text:style-name="L16">
        <text:list-item>
          <text:p text:style-name="P56"><text:span text:style-name="Source_20_Text"><text:span text:style-name="T7">appSlice</text:span></text:span><text:span text:style-name="T7"> continua igual.</text:span></text:p>
        </text:list-item>
        <text:list-item>
          <text:p text:style-name="P56"><text:span text:style-name="Source_20_Text"><text:span text:style-name="T7">listenerMiddleware</text:span></text:span><text:span text:style-name="T7"> continua igual.</text:span></text:p>
        </text:list-item>
        <text:list-item>
          <text:p text:style-name="P56"><text:span text:style-name="T7">O que muda é a </text:span><text:span text:style-name="Strong_20_Emphasis"><text:span text:style-name="T7">configuração da store</text:span></text:span><text:span text:style-name="T7">: você envolve o reducer com </text:span><text:span text:style-name="Source_20_Text"><text:span text:style-name="T7">persistReducer</text:span></text:span><text:span text:style-name="T7"> e adiciona o </text:span><text:span text:style-name="Source_20_Text"><text:span text:style-name="T7">persistStore</text:span></text:span><text:span text:style-name="T7">.</text:span></text:p>
        </text:list-item>
      </text:list>
      <text:p text:style-name="P58">Observações importantes:</text:p>
      <text:list xml:id="list1780336345" text:style-name="L17">
        <text:list-item>
          <text:p text:style-name="P57"><text:span text:style-name="T11">O </text:span><text:span text:style-name="Source_20_Text"><text:span text:style-name="T11">whitelist</text:span></text:span><text:span text:style-name="T11"> define </text:span><text:span text:style-name="Strong_20_Emphasis"><text:span text:style-name="T11">quais slices serão persistidos</text:span></text:span><text:span text:style-name="T11">.</text:span></text:p>
        </text:list-item>
        <text:list-item>
          <text:p text:style-name="P57"><text:span text:style-name="Source_20_Text"><text:span text:style-name="T11">serializableCheck: false</text:span></text:span><text:span text:style-name="T11"> é necessário porque o Redux Persist adiciona campos não serializáveis.</text:span></text:p>
        </text:list-item>
        <text:list-item>
          <text:p text:style-name="P59">A UI e os toasts continuam funcionando normalmente.</text:p>
        </text:list-item>
      </text:list>
      <text:p text:style-name="P38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3T09:29:59.764000000</meta:creation-date>
    <dc:date>2025-10-27T19:19:16.076000000</dc:date>
    <meta:editing-duration>PT4H40M34S</meta:editing-duration>
    <meta:editing-cycles>14</meta:editing-cycles>
    <meta:generator>LibreOffice/7.0.4.2$Windows_X86_64 LibreOffice_project/dcf040e67528d9187c66b2379df5ea4407429775</meta:generator>
    <meta:document-statistic meta:table-count="1" meta:image-count="0" meta:object-count="0" meta:page-count="6" meta:paragraph-count="164" meta:word-count="1212" meta:character-count="7346" meta:non-whitespace-character-count="6308"/>
  </office:meta>
</office:document-meta>
</file>